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ca1" officeooo:paragraph-rsid="00041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regando texto random</text:p>
      <text:p text:style-name="P1">gjsadog</text:p>
      <text:p text:style-name="P1">aoasog</text:p>
      <text:p text:style-name="P1">gsojgogdosog</text:p>
      <text:p text:style-name="P1">3123wgogj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8T11:03:45.433000000</meta:creation-date>
    <dc:date>2021-03-18T11:07:17.033000000</dc:date>
    <meta:editing-duration>PT3M46S</meta:editing-duration>
    <meta:editing-cycles>1</meta:editing-cycles>
    <meta:document-statistic meta:table-count="0" meta:image-count="0" meta:object-count="0" meta:page-count="1" meta:paragraph-count="5" meta:word-count="7" meta:character-count="56" meta:non-whitespace-character-count="54"/>
    <meta:generator>LibreOffice/6.4.4.2$Windows_X86_64 LibreOffice_project/3d775be2011f3886db32dfd395a6a6d1ca2630ff</meta:generator>
  </office:meta>
</office:document-meta>
</file>